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anklin Gothic Book" svg:font-family="'Franklin Gothic Book'"/>
    <style:font-face style:name="Perpetua" svg:font-family="Perpetu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top="0cm" fo:margin-bottom="0cm" fo:text-align="start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style:paragraph-properties fo:margin-top="0cm" fo:margin-bottom="0cm" fo:text-align="start" style:punctuation-wrap="hanging" style:writing-mode="lr-tb" style:font-independent-line-spacing="true"/>
      <style:text-properties fo:color="#000000" style:text-outline="false" style:text-line-through-style="none" style:font-name="Perpetua" fo:font-size="32pt" fo:letter-spacing="normal" fo:language="fr" fo:country="FR" fo:font-style="normal" fo:text-shadow="none" style:text-underline-style="none" fo:font-weight="normal" style:letter-kerning="true" style:font-name-asian="Microsoft YaHei" style:font-size-asian="32pt" style:language-asian="fr" style:country-asian="FR" style:font-style-asian="normal" style:font-weight-asian="normal" style:font-name-complex="Arial1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.499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.499cm" fo:text-align="start" fo:text-indent="0cm" style:punctuation-wrap="hanging" style:writing-mode="lr-tb" style:font-independent-line-spacing="true"/>
      <style:text-properties fo:color="#000000" style:text-outline="false" style:text-line-through-style="none" style:font-name="Perpetua" fo:font-size="16pt" fo:letter-spacing="normal" fo:language="fr" fo:country="FR" fo:font-style="normal" fo:text-shadow="none" style:text-underline-style="none" fo:font-weight="normal" style:letter-kerning="true" style:font-name-asian="Microsoft YaHei" style:font-size-asian="16pt" style:language-asian="fr" style:country-asian="FR" style:font-style-asian="normal" style:font-weight-asian="normal" style:font-name-complex="Arial1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696464" style:text-outline="false" style:text-line-through-style="none" style:font-name="Franklin Gothic Book" fo:font-size="32pt" fo:letter-spacing="normal" fo:language="fr" fo:country="FR" fo:font-style="normal" fo:text-shadow="none" style:text-underline-style="none" fo:font-weight="normal" style:letter-kerning="true" style:font-name-asian="Microsoft YaHei" style:font-size-asian="32pt" style:language-asian="fr" style:country-asian="FR" style:font-style-asian="normal" style:font-weight-asian="normal" style:font-name-complex="Arial1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Perpetua" fo:font-size="16pt" fo:letter-spacing="normal" fo:language="fr" fo:country="FR" fo:font-style="normal" fo:text-shadow="none" style:text-underline-style="none" fo:font-weight="bold" style:letter-kerning="true" style:font-name-asian="Microsoft YaHei" style:font-size-asian="16pt" style:language-asian="fr" style:country-asian="FR" style:font-style-asian="normal" style:font-weight-asian="bold" style:font-name-complex="Arial1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Perpetua" fo:font-size="16pt" fo:letter-spacing="normal" fo:language="fr" fo:country="FR" fo:font-style="normal" fo:text-shadow="none" style:text-underline-style="none" fo:font-weight="normal" style:letter-kerning="true" style:font-name-asian="Microsoft YaHei" style:font-size-asian="16pt" style:language-asian="fr" style:country-asian="FR" style:font-style-asian="normal" style:font-weight-asian="normal" style:font-name-complex="Arial1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draw:fill="none" draw:textarea-vertical-align="top" draw:auto-grow-height="false" fo:min-height="3.1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name="Titre 1" draw:style-name="gr2" draw:text-style-name="P2" svg:width="14.867cm" svg:height="1.285cm" svg:x="1.203cm" svg:y="0.464cm"><draw:text-box><text:p text:style-name="P1"><text:span text:style-name="T1">Exercices 5</text:span></text:p></draw:text-box></draw:frame><draw:frame draw:name="Espace réservé du contenu 2" draw:style-name="gr3" draw:text-style-name="P4" svg:width="16.391cm" svg:height="8.944cm" svg:x="0.377cm" svg:y="1.866cm"><draw:text-box><text:p text:style-name="P3"><text:span text:style-name="T2">Exercice 1 :</text:span></text:p><text:p text:style-name="P3"><text:span text:style-name="T3">Ecrire un algorithme (organigramme) permettant d’afficher la table de multiplication (de 1 à 10) d’un nombre saisi par l’utilisateur </text:span></text:p><text:p text:style-name="P3"><text:span text:style-name="T2">Exercice 2 :</text:span></text:p><text:p text:style-name="P3"><text:span text:style-name="T3">Ecrire un algorithme (organigramme) permettant à un utilisateur de faire des calculs (</text:span><text:span text:style-name="T2">autant qu’il veut</text:span><text:span text:style-name="T3">) entre deux nombres (addition, multiplication, division)</text:span></text:p><text:p text:style-name="P3"><text:span text:style-name="T2">Exercice 3 :</text:span></text:p><text:p text:style-name="P3"><text:span text:style-name="T3">Ecrire un algorithme qui permet de calculer le factoriel d’un nombre</text:span></text:p><text:p text:style-name="P3"><text:span text:style-name="T2">Exercice 4 :</text:span></text:p><text:p text:style-name="P3"><text:span text:style-name="T3">Ecrire un algorithme (organigramme) permettant d’afficher toutes les tables de multiplication de 1 à 10</text:span></text:p><text:p text:style-name="P3"><text:span text:style-name="T3"/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anklin Gothic Book" svg:font-family="'Franklin Gothic Book'"/>
    <style:font-face style:name="Perpetua" svg:font-family="Perpetu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9T12:39:02.25</meta:creation-date>
    <meta:document-statistic meta:table-count="0" meta:image-count="0" meta:object-count="0" meta:page-count="1" meta:paragraph-count="0" meta:word-count="0" meta:character-count="0"/>
    <dc:date>2020-01-09T12:40:06.36</dc:date>
    <meta:editing-duration>PT1M4S</meta:editing-duration>
    <meta:editing-cycles>1</meta:editing-cycles>
    <meta:generator>OpenOffice/4.1.6$Win32 OpenOffice.org_project/416m1$Build-9790</meta:generator>
  </office:meta>
</office:document-meta>
</file>